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a96" officeooo:paragraph-rsid="001d8a96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Name" form:control-implementation="ooo:com.sun.star.form.component.FixedText" xml:id="control1" form:id="control1" form:label="Name:" form:for="control2"/>
          <form:text form:name="Name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STR" form:control-implementation="ooo:com.sun.star.form.component.FixedText" xml:id="control3" form:id="control3" form:label="STR:" form:for="control9"/>
          <form:fixed-text form:name="Label CON" form:control-implementation="ooo:com.sun.star.form.component.FixedText" xml:id="control4" form:id="control4" form:label="CON:" form:for="control10"/>
          <form:fixed-text form:name="Label SIZ" form:control-implementation="ooo:com.sun.star.form.component.FixedText" xml:id="control5" form:id="control5" form:label="SIZ:" form:for="control11"/>
          <form:fixed-text form:name="Label DEX" form:control-implementation="ooo:com.sun.star.form.component.FixedText" xml:id="control6" form:id="control6" form:label="DEX:" form:for="control12"/>
          <form:fixed-text form:name="Label INT" form:control-implementation="ooo:com.sun.star.form.component.FixedText" xml:id="control7" form:id="control7" form:label="INT:" form:for="control13"/>
          <form:fixed-text form:name="Label POW" form:control-implementation="ooo:com.sun.star.form.component.FixedText" xml:id="control8" form:id="control8" form:label="POW:" form:for="control14"/>
          <form:textarea form:name="ST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ON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IZ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X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INT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OW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fixed-text form:name="HitPoints Label" form:control-implementation="ooo:com.sun.star.form.component.FixedText" xml:id="control15" form:id="control15" form:label="Hit points:" form:for="control18"/>
          <form:fixed-text form:name="MagicPoints Label" form:control-implementation="ooo:com.sun.star.form.component.FixedText" xml:id="control16" form:id="control16" form:label="Magic points:" form:for="control19"/>
          <form:fixed-text form:name="Move Label" form:control-implementation="ooo:com.sun.star.form.component.FixedText" xml:id="control17" form:id="control17" form:label="Move:" form:for="control20"/>
          <form:textarea form:name="HitPoints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agicPoints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Move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2" draw:name="Shape3" draw:style-name="gr2" draw:text-style-name="P3" svg:width="0.7878in" svg:height="0.1969in" svg:x="0.002in" svg:y="0.8854in" draw:control="control3"/><draw:control text:anchor-type="paragraph" draw:z-index="3" draw:name="Shape3_0" draw:style-name="gr2" draw:text-style-name="P3" svg:width="0.7878in" svg:height="0.1969in" svg:x="0.002in" svg:y="1.2791in" draw:control="control4"/><draw:control text:anchor-type="paragraph" draw:z-index="4" draw:name="Shape3_1" draw:style-name="gr2" draw:text-style-name="P3" svg:width="0.7878in" svg:height="0.1969in" svg:x="0.002in" svg:y="1.6728in" draw:control="control5"/><draw:control text:anchor-type="paragraph" draw:z-index="5" draw:name="Shape3_2" draw:style-name="gr2" draw:text-style-name="P3" svg:width="0.7878in" svg:height="0.1969in" svg:x="0.002in" svg:y="2.0665in" draw:control="control6"/><draw:control text:anchor-type="paragraph" draw:z-index="6" draw:name="Shape3_3" draw:style-name="gr2" draw:text-style-name="P3" svg:width="0.7878in" svg:height="0.1969in" svg:x="0.002in" svg:y="2.4602in" draw:control="control7"/><draw:control text:anchor-type="paragraph" draw:z-index="7" draw:name="Shape3_4" draw:style-name="gr2" draw:text-style-name="P3" svg:width="0.7878in" svg:height="0.1969in" svg:x="0.002in" svg:y="2.8543in" draw:control="control8"/><draw:control text:anchor-type="paragraph" draw:z-index="8" draw:name="Shape4" draw:style-name="gr1" draw:text-style-name="P2" svg:width="0.7878in" svg:height="0.2953in" svg:x="0.3957in" svg:y="0.7866in" draw:control="control9"/><draw:control text:anchor-type="paragraph" draw:z-index="9" draw:name="Shape4_0" draw:style-name="gr1" draw:text-style-name="P2" svg:width="0.7878in" svg:height="0.2953in" svg:x="0.3957in" svg:y="1.1807in" draw:control="control10"/><draw:control text:anchor-type="paragraph" draw:z-index="10" draw:name="Shape4_1" draw:style-name="gr1" draw:text-style-name="P2" svg:width="0.7878in" svg:height="0.2953in" svg:x="0.3957in" svg:y="1.5744in" draw:control="control11"/><draw:control text:anchor-type="paragraph" draw:z-index="11" draw:name="Shape4_2" draw:style-name="gr1" draw:text-style-name="P2" svg:width="0.7878in" svg:height="0.2953in" svg:x="0.3957in" svg:y="1.9681in" draw:control="control12"/><draw:control text:anchor-type="paragraph" draw:z-index="12" draw:name="Shape4_3" draw:style-name="gr1" draw:text-style-name="P2" svg:width="0.7878in" svg:height="0.2953in" svg:x="0.3957in" svg:y="2.3618in" draw:control="control13"/><draw:control text:anchor-type="paragraph" draw:z-index="13" draw:name="Shape4_4" draw:style-name="gr1" draw:text-style-name="P2" svg:width="0.7878in" svg:height="0.2953in" svg:x="0.3957in" svg:y="2.7555in" draw:control="control14"/><draw:control text:anchor-type="paragraph" draw:z-index="14" draw:name="Shape5" draw:style-name="gr2" draw:text-style-name="P3" svg:width="1.1815in" svg:height="0.3941in" svg:x="1.5772in" svg:y="0.7866in" draw:control="control15"/><draw:control text:anchor-type="paragraph" draw:z-index="15" draw:name="Shape5_0" draw:style-name="gr2" draw:text-style-name="P3" svg:width="1.1815in" svg:height="0.3941in" svg:x="1.5772in" svg:y="1.1807in" draw:control="control16"/><draw:control text:anchor-type="paragraph" draw:z-index="16" draw:name="Shape5_1" draw:style-name="gr2" draw:text-style-name="P3" svg:width="1.1815in" svg:height="0.3941in" svg:x="1.5772in" svg:y="1.5744in" draw:control="control17"/><draw:control text:anchor-type="paragraph" draw:z-index="17" draw:name="Shape4_5" draw:style-name="gr1" draw:text-style-name="P2" svg:width="0.7878in" svg:height="0.2953in" svg:x="2.7583in" svg:y="0.7866in" draw:control="control18"/><draw:control text:anchor-type="paragraph" draw:z-index="18" draw:name="Shape4_6" draw:style-name="gr1" draw:text-style-name="P2" svg:width="0.7878in" svg:height="0.2953in" svg:x="2.7583in" svg:y="1.1807in" draw:control="control19"/><draw:control text:anchor-type="paragraph" draw:z-index="19" draw:name="Shape4_7" draw:style-name="gr1" draw:text-style-name="P2" svg:width="0.7878in" svg:height="0.2953in" svg:x="2.7583in" svg:y="1.5744in" draw:control="control20"/><draw:control text:anchor-type="as-char" svg:y="0.1807in" draw:z-index="0" draw:name="Shape1" draw:style-name="gr4" draw:text-style-name="P3" svg:width="1.1815in" svg:height="0.2949in" draw:control="control1"/><draw:control text:anchor-type="as-char" svg:y="0.0984in" draw:z-index="1" draw:name="Shape2" draw:style-name="gr3" draw:text-style-name="P2" svg:width="2.7567in" svg:height="0.2949in" draw:control="control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7T11:05:56.655188704</meta:creation-date>
    <dc:date>2021-07-27T11:31:15.515720063</dc:date>
    <meta:editing-duration>PT6M48S</meta:editing-duration>
    <meta:editing-cycles>3</meta:editing-cycles>
    <meta:generator>LibreOffice/7.1.4.2$Linux_X86_64 LibreOffice_project/1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